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20.37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32.28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ro21" style:family="table-row">
      <style:table-row-properties style:row-height="1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2" table:default-cell-style-name="ce25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-0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-01.org.lan and node2 reports db-0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3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3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org.lan db-01</text:p>
            <text:p>192.168.56.102 db-02.org.lan db-0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3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-01.org.lan db-0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-01.org.lan db-0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6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-01 db-02 --force</text:p>
          </table:table-cell>
          <table:table-cell table:style-name="ce34"/>
          <table:table-cell table:style-name="ce14" office:value-type="string" calcext:value-type="string">
            <text:p>this may output Unable to authenticate to db-0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org.lan db-0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-01.org.lan</text:p>
          </table:table-cell>
          <table:covered-table-cell/>
          <table:table-cell table:number-columns-repeated="1021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-0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mysql &lt;&lt;&lt; 'GRANT REPLICATION SLAVE ON *.* TO "zabbix_web"@"192.168.56.103" identified by "replicator"; FLUSH PRIVILEGES;'</text:p>
          </table:table-cell>
          <table:table-cell table:number-columns-repeated="102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14:51:32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5:51:26.580000000</dc:date>
    <meta:editing-duration>PT4H45M49S</meta:editing-duration>
    <meta:editing-cycles>27</meta:editing-cycles>
    <meta:generator>LibreOffice/6.0.4.2$Windows_X86_64 LibreOffice_project/9b0d9b32d5dcda91d2f1a96dc04c645c450872bf</meta:generator>
    <meta:document-statistic meta:table-count="1" meta:cell-count="220" meta:object-count="0"/>
  </office:meta>
</office:document-meta>
</file>